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style:font-name="Liberation Sans" fo:language="en" fo:country="GB"/>
    </style:style>
    <style:style style:name="P2" style:family="paragraph" style:parent-style-name="Standard">
      <style:paragraph-properties fo:text-align="justify" style:justify-single-word="false"/>
      <style:text-properties fo:language="en" fo:country="GB"/>
    </style:style>
    <style:style style:name="P3" style:family="paragraph" style:parent-style-name="Standard">
      <style:text-properties style:font-name="Liberation Sans" fo:language="en" fo:country="GB"/>
    </style:style>
    <style:style style:name="P4" style:family="paragraph" style:parent-style-name="Standard">
      <style:paragraph-properties fo:text-align="justify" style:justify-single-word="false"/>
      <style:text-properties style:font-name="Liberation Sans" fo:language="en" fo:country="GB"/>
    </style:style>
    <style:style style:name="P5" style:family="paragraph" style:parent-style-name="Standard">
      <style:paragraph-properties fo:text-align="justify" style:justify-single-word="false"/>
    </style:style>
    <style:style style:name="T1" style:family="text">
      <style:text-properties style:font-name="Liberation Sans"/>
    </style:style>
    <style:style style:name="T2" style:family="text">
      <style:text-properties style:font-name="Liberation Sans" fo:language="en" fo:country="GB"/>
    </style:style>
    <style:style style:name="T3" style:family="text">
      <style:text-properties style:font-name="Liberation Sans" fo:language="en" fo:country="GB" officeooo:rsid="001d2f4f"/>
    </style:style>
    <style:style style:name="T4" style:family="text">
      <style:text-properties style:font-name="Liberation Sans" fo:language="en" fo:country="GB" fo:font-weight="normal" style:font-weight-asian="normal" style:font-weight-complex="normal"/>
    </style:style>
    <style:style style:name="T5" style:family="text">
      <style:text-properties style:font-name="Liberation Sans" fo:language="en" fo:country="GB" fo:font-weight="normal" officeooo:rsid="001d2f4f" style:font-weight-asian="normal" style:font-weight-complex="normal"/>
    </style:style>
    <style:style style:name="T6" style:family="text">
      <style:text-properties style:font-name="Liberation Sans" fo:language="en" fo:country="GB" fo:font-weight="normal" officeooo:rsid="001edc3c" style:font-weight-asian="normal" style:font-weight-complex="normal"/>
    </style:style>
    <style:style style:name="T7" style:family="text">
      <style:text-properties style:font-name="Liberation Sans" fo:language="en" fo:country="GB" fo:font-weight="normal" officeooo:rsid="001f70cd" style:font-weight-asian="normal" style:font-weight-complex="normal"/>
    </style:style>
    <style:style style:name="T8" style:family="text">
      <style:text-properties style:font-name="Liberation Sans" fo:language="en" fo:country="GB" officeooo:rsid="001ef6f3"/>
    </style:style>
    <style:style style:name="T9" style:family="text">
      <style:text-properties style:font-name="Liberation Sans" fo:language="en" fo:country="GB" officeooo:rsid="001f70cd"/>
    </style:style>
    <style:style style:name="T10" style:family="text">
      <style:text-properties style:font-name="Liberation Sans" fo:language="en" fo:country="GB" officeooo:rsid="001fc5e4"/>
    </style:style>
    <style:style style:name="T11" style:family="text">
      <style:text-properties style:font-name="Liberation Sans" officeooo:rsid="0015c01f"/>
    </style:style>
    <style:style style:name="T12" style:family="text">
      <style:text-properties style:font-name="Liberation Sans" officeooo:rsid="0017085b"/>
    </style:style>
    <style:style style:name="T13" style:family="text">
      <style:text-properties style:font-name="Liberation Sans" officeooo:rsid="00182eef"/>
    </style:style>
    <style:style style:name="T14" style:family="text">
      <style:text-properties style:font-name="Liberation Sans" officeooo:rsid="001a8e72"/>
    </style:style>
    <style:style style:name="T15" style:family="text">
      <style:text-properties style:font-name="Liberation Sans" officeooo:rsid="0019f821"/>
    </style:style>
    <style:style style:name="T16" style:family="text">
      <style:text-properties style:font-name="Liberation Sans" officeooo:rsid="0019fa00"/>
    </style:style>
    <style:style style:name="T17" style:family="text">
      <style:text-properties style:font-name="Liberation Sans" officeooo:rsid="001c8806"/>
    </style:style>
    <style:style style:name="T18" style:family="text">
      <style:text-properties style:font-name="Arial Black" style:text-underline-style="solid" style:text-underline-width="auto" style:text-underline-color="font-color" fo:font-weight="normal" style:font-weight-asian="normal" style:font-weight-complex="normal"/>
    </style:style>
    <style:style style:name="T19" style:family="text">
      <style:text-properties officeooo:rsid="001490b8"/>
    </style:style>
    <style:style style:name="T20" style:family="text">
      <style:text-properties officeooo:rsid="0019f821"/>
    </style:style>
    <style:style style:name="T21" style:family="text">
      <style:text-properties officeooo:rsid="0019fa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8">A World Without Computers: Imagining the Unthinkable</text:span></text:span></text:h>
      <text:p text:style-name="P4"/>
      <text:p text:style-name="P4"><text:s text:c="2"/>Have you ever wondered what life would be like without computers? These devices are our modern society’<text:span text:style-name="T19">s core and it enable our</text:span> communication<text:span text:style-name="T19">s</text:span>, automation<text:span text:style-name="T19">s</text:span> and <text:span text:style-name="T19">also</text:span> <text:span text:style-name="T19">our </text:span>innovation <text:span text:style-name="T19">process</text:span>. But what if they had never been invented? Let’s explore this fascinating scenario and the profound changes <text:span text:style-name="T19">that</text:span> it could bring to our world.</text:p>
      <text:p text:style-name="P4"/>
      <text:p text:style-name="P2"><text:span text:style-name="T1">In a world without computers, many </text:span><text:span text:style-name="T11">daily</text:span><text:span text:style-name="T1"> tasks would become </text:span><text:span text:style-name="T11">much </text:span><text:span text:style-name="T1">more challenging significantly. Computers allow us to connect instantly with people across the globe, manage complex schedules, and access limitless information </text:span><text:span text:style-name="T11">and w</text:span><text:span text:style-name="T1">ithout them, communication would be limited to traditional methods like letters or face-to-face meetings, </text:span><text:span text:style-name="T12">avoiding long distances as result</text:span><text:span text:style-name="T1">. </text:span><text:span text:style-name="T13">And in this case</text:span><text:span text:style-name="T1">, emails and video calls, </text:span><text:span text:style-name="T13">between others that</text:span><text:span text:style-name="T1"> have become essential, would be replaced by slower, less efficient </text:span><text:span text:style-name="T13">analogical </text:span><text:span text:style-name="T1">alternatives. It is also worth considering the absence of automated tools. Tasks that are now handled by Artificial Intelligence (AI) </text:span><text:span text:style-name="T15">or another useful technology</text:span><text:span text:style-name="T1"> such as data analysis </text:span><text:span text:style-name="T15">and</text:span><text:span text:style-name="T1"> customer support, would need to be done manually. Consequently, productivity across all sectors would decrease dramatically. </text:span><text:span text:style-name="T16">And a</text:span><text:span text:style-name="T1">s a result, society might struggle </text:span><text:span text:style-name="T16">again</text:span><text:span text:style-name="T1"> to adapt to a slower, less efficient pace of life.</text:span></text:p>
      <text:p text:style-name="P4"/>
      <text:p text:style-name="P2"><text:span text:style-name="T1">The lack of computers would particularly affect fields like education, healthcare, and business. If computers did not exist, the Internet of Things (IoT) and cloud computing, which depend on powerful computational systems, would have never developed. Students would be completely dependent on physical books, limiting access to up-to-date information. Similarly, in healthcare, the absence of computerized tools would hinder diagnoses and delay treatment </text:span><text:span text:style-name="T14">processes</text:span><text:span text:style-name="T1">. In business, financial transactions and data storage would face enormous setbacks. </text:span><text:span text:style-name="T17">And last but not least</text:span><text:span text:style-name="T1">, if cloud computing were unavailable, companies would need to store physical records, increasing the risk of data loss and inefficiency.</text:span></text:p>
      <text:p text:style-name="P4"/>
      <text:p text:style-name="P5"><text:span text:style-name="Strong_20_Emphasis"><text:span text:style-name="T5">As a re</text:span></text:span><text:span text:style-name="Strong_20_Emphasis"><text:span text:style-name="T5">sult, </text:span></text:span><text:span text:style-name="Strong_20_Emphasis"><text:span text:style-name="T6">b</text:span></text:span><text:span text:style-name="T2">y the end of this decade, many technological advancements would have been delayed without computers. People would still be relying on manual processes, struggling with inefficiency and reduced productivity. The Metaverse, a virtual world that relies on powerful computer systems, would remain an unrealized concept. Additionally, industries that depend on automation, such as manufacturing and transportation, would be far less developed </text:span><text:span text:style-name="T8">too.</text:span></text:p>
      <text:p text:style-name="P4"/>
      <text:p text:style-name="P5"><text:span text:style-name="Strong_20_Emphasis"><text:span text:style-name="T7">In conclusion</text:span></text:span><text:span text:style-name="Strong_20_Emphasis"><text:span text:style-name="T7">, </text:span></text:span><text:span text:style-name="Strong_20_Emphasis"><text:span text:style-name="T7">it is as clear as crystal tha</text:span></text:span><text:span text:style-name="Strong_20_Emphasis"><text:span text:style-name="T7">t</text:span></text:span><text:span text:style-name="T2"> computers have become an essential part of </text:span><text:span text:style-name="T9">our</text:span><text:span text:style-name="T2"> modern life. Although their absence might simplify certain aspects of our daily routines, it would also hinder progress in nearly every field. </text:span><text:span text:style-name="T10">I</text:span><text:span text:style-name="T9">n consequence</text:span><text:span text:style-name="T2">, </text:span><text:span text:style-name="T9">we can conclude that </text:span><text:span text:style-name="T2">computers are not just tools </text:span><text:span text:style-name="T9">and</text:span><text:span text:style-name="T2"> they </text:span><text:span text:style-name="T9">represent</text:span><text:span text:style-name="T2"> the backbone of our society, enabling us to achieve things that were once unimaginable.</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9T22:41:39.708753229</meta:creation-date>
    <meta:generator>LibreOffice/7.3.7.2$Linux_X86_64 LibreOffice_project/30$Build-2</meta:generator>
    <dc:date>2025-01-20T00:28:45.483718367</dc:date>
    <meta:editing-duration>PT1H21M20S</meta:editing-duration>
    <meta:editing-cycles>32</meta:editing-cycles>
    <meta:document-statistic meta:table-count="0" meta:image-count="0" meta:object-count="0" meta:page-count="1" meta:paragraph-count="6" meta:word-count="429" meta:character-count="2877" meta:non-whitespace-character-count="2452"/>
  </office:meta>
</office:document-meta>
</file>